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3065003</text:p>
          </table:table-cell>
          <table:table-cell office:value-type="string">
            <text:p>456889002</text:p>
          </table:table-cell>
          <table:table-cell office:value-type="string">
            <text:p>1700</text:p>
          </table:table-cell>
          <table:table-cell office:value-type="string">
            <text:p>2.57000</text:p>
          </table:table-cell>
          <table:table-cell office:value-type="string">
            <text:p>4369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3065004</text:p>
          </table:table-cell>
          <table:table-cell office:value-type="string">
            <text:p>456889502</text:p>
          </table:table-cell>
          <table:table-cell office:value-type="string">
            <text:p>1700</text:p>
          </table:table-cell>
          <table:table-cell office:value-type="string">
            <text:p>2.56000</text:p>
          </table:table-cell>
          <table:table-cell office:value-type="string">
            <text:p>4352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1</text:p>
          </table:table-cell>
          <table:table-cell office:value-type="string">
            <text:p>459115601</text:p>
          </table:table-cell>
          <table:table-cell office:value-type="string">
            <text:p>3240</text:p>
          </table:table-cell>
          <table:table-cell office:value-type="string">
            <text:p>0.77000</text:p>
          </table:table-cell>
          <table:table-cell office:value-type="string">
            <text:p>2494.8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225003</text:p>
          </table:table-cell>
          <table:table-cell office:value-type="string">
            <text:p>459115702</text:p>
          </table:table-cell>
          <table:table-cell office:value-type="string">
            <text:p>1620</text:p>
          </table:table-cell>
          <table:table-cell office:value-type="string">
            <text:p>3.70000</text:p>
          </table:table-cell>
          <table:table-cell office:value-type="string">
            <text:p>5994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2</text:p>
          </table:table-cell>
          <table:table-cell office:value-type="string">
            <text:p>4595702</text:p>
          </table:table-cell>
          <table:table-cell office:value-type="string">
            <text:p>3240</text:p>
          </table:table-cell>
          <table:table-cell office:value-type="string">
            <text:p>3.70000</text:p>
          </table:table-cell>
          <table:table-cell office:value-type="string">
            <text:p>11988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225005</text:p>
          </table:table-cell>
          <table:table-cell office:value-type="string">
            <text:p>459116204</text:p>
          </table:table-cell>
          <table:table-cell office:value-type="string">
            <text:p>630</text:p>
          </table:table-cell>
          <table:table-cell office:value-type="string">
            <text:p>6.59000</text:p>
          </table:table-cell>
          <table:table-cell office:value-type="string">
            <text:p>4151.7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4</text:p>
          </table:table-cell>
          <table:table-cell office:value-type="string">
            <text:p>459116204</text:p>
          </table:table-cell>
          <table:table-cell office:value-type="string">
            <text:p>3150</text:p>
          </table:table-cell>
          <table:table-cell office:value-type="string">
            <text:p>6.59000</text:p>
          </table:table-cell>
          <table:table-cell office:value-type="string">
            <text:p>20758.5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5</text:p>
          </table:table-cell>
          <table:table-cell office:value-type="string">
            <text:p>459116301</text:p>
          </table:table-cell>
          <table:table-cell office:value-type="string">
            <text:p>4080</text:p>
          </table:table-cell>
          <table:table-cell office:value-type="string">
            <text:p>1.19000</text:p>
          </table:table-cell>
          <table:table-cell office:value-type="string">
            <text:p>4855.2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6</text:p>
          </table:table-cell>
          <table:table-cell office:value-type="string">
            <text:p>459116401</text:p>
          </table:table-cell>
          <table:table-cell office:value-type="string">
            <text:p>4080</text:p>
          </table:table-cell>
          <table:table-cell office:value-type="string">
            <text:p>1.19000</text:p>
          </table:table-cell>
          <table:table-cell office:value-type="string">
            <text:p>4855.2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225008</text:p>
          </table:table-cell>
          <table:table-cell office:value-type="string">
            <text:p>459116502</text:p>
          </table:table-cell>
          <table:table-cell office:value-type="string">
            <text:p>2161</text:p>
          </table:table-cell>
          <table:table-cell office:value-type="string">
            <text:p>2.41000</text:p>
          </table:table-cell>
          <table:table-cell office:value-type="string">
            <text:p>5208.01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7</text:p>
          </table:table-cell>
          <table:table-cell office:value-type="string">
            <text:p>459116502</text:p>
          </table:table-cell>
          <table:table-cell office:value-type="string">
            <text:p>1079</text:p>
          </table:table-cell>
          <table:table-cell office:value-type="string">
            <text:p>2.41000</text:p>
          </table:table-cell>
          <table:table-cell office:value-type="string">
            <text:p>2600.39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1861020</text:p>
          </table:table-cell>
          <table:table-cell office:value-type="string">
            <text:p>459116512</text:p>
          </table:table-cell>
          <table:table-cell office:value-type="string">
            <text:p>3240</text:p>
          </table:table-cell>
          <table:table-cell office:value-type="string">
            <text:p>11.57000</text:p>
          </table:table-cell>
          <table:table-cell office:value-type="string">
            <text:p>37486.8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8</text:p>
          </table:table-cell>
          <table:table-cell office:value-type="string">
            <text:p>459116601</text:p>
          </table:table-cell>
          <table:table-cell office:value-type="string">
            <text:p>6480</text:p>
          </table:table-cell>
          <table:table-cell office:value-type="string">
            <text:p>0.36000</text:p>
          </table:table-cell>
          <table:table-cell office:value-type="string">
            <text:p>2332.8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225011</text:p>
          </table:table-cell>
          <table:table-cell office:value-type="string">
            <text:p>459116803</text:p>
          </table:table-cell>
          <table:table-cell office:value-type="string">
            <text:p>300</text:p>
          </table:table-cell>
          <table:table-cell office:value-type="string">
            <text:p>3.35000</text:p>
          </table:table-cell>
          <table:table-cell office:value-type="string">
            <text:p>1005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09</text:p>
          </table:table-cell>
          <table:table-cell office:value-type="string">
            <text:p>459116803</text:p>
          </table:table-cell>
          <table:table-cell office:value-type="string">
            <text:p>3600</text:p>
          </table:table-cell>
          <table:table-cell office:value-type="string">
            <text:p>3.35000</text:p>
          </table:table-cell>
          <table:table-cell office:value-type="string">
            <text:p>12060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2460013</text:p>
          </table:table-cell>
          <table:table-cell office:value-type="string">
            <text:p>459117304</text:p>
          </table:table-cell>
          <table:table-cell office:value-type="string">
            <text:p>520</text:p>
          </table:table-cell>
          <table:table-cell office:value-type="string">
            <text:p>1.48000</text:p>
          </table:table-cell>
          <table:table-cell office:value-type="string">
            <text:p>769.6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11</text:p>
          </table:table-cell>
          <table:table-cell office:value-type="string">
            <text:p>459148702</text:p>
          </table:table-cell>
          <table:table-cell office:value-type="string">
            <text:p>3400</text:p>
          </table:table-cell>
          <table:table-cell office:value-type="string">
            <text:p>2.65000</text:p>
          </table:table-cell>
          <table:table-cell office:value-type="string">
            <text:p>9010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812013</text:p>
          </table:table-cell>
          <table:table-cell office:value-type="string">
            <text:p>469471201</text:p>
          </table:table-cell>
          <table:table-cell office:value-type="string">
            <text:p>3240</text:p>
          </table:table-cell>
          <table:table-cell office:value-type="string">
            <text:p>7.35000</text:p>
          </table:table-cell>
          <table:table-cell office:value-type="string">
            <text:p>23814.00</text:p>
          </table:table-cell>
          <table:table-cell table:number-columns-repeated="1018"/>
        </table:table-row>
        <table:table-row table:style-name="ro2">
          <table:table-cell office:value-type="string">
            <text:p>66-03278</text:p>
          </table:table-cell>
          <table:table-cell office:value-type="string">
            <text:p>1254225020</text:p>
          </table:table-cell>
          <table:table-cell office:value-type="string">
            <text:p>469471201</text:p>
          </table:table-cell>
          <table:table-cell office:value-type="string">
            <text:p>600</text:p>
          </table:table-cell>
          <table:table-cell office:value-type="string">
            <text:p>7.35000</text:p>
          </table:table-cell>
          <table:table-cell office:value-type="string">
            <text:p>4410.00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8P0" style:volatile="true" number:language="th" number:country="TH">
      <number:number number:decimal-places="0" number:min-integer-digits="1" number:grouping="true"/>
      <number:text> </number:text>
    </number:number-style>
    <number:number-style style:name="N8158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8P2" style:volatile="true" number:language="th" number:country="TH">
      <number:text> - </number:text>
    </number:number-style>
    <number:text-style style:name="N8158" number:language="th" number:country="TH"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number-style style:name="N8162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62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62P2" style:volatile="true" number:language="th" number:country="TH">
      <number:text> ฿- </number:text>
    </number:number-style>
    <number:text-style style:name="N8162" number:language="th" number:country="TH"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6P0" style:volatile="true" number:language="th" number:country="TH">
      <number:number number:decimal-places="2" number:min-integer-digits="1" number:grouping="true"/>
      <number:text> </number:text>
    </number:number-style>
    <number:number-style style:name="N8166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66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66" number:language="th" number:country="TH">
      <number:text-content/>
      <number:text> </number:text>
      <style:map style:condition="value()&gt;0" style:apply-style-name="N8166P0"/>
      <style:map style:condition="value()&lt;0" style:apply-style-name="N8166P1"/>
      <style:map style:condition="value()=0" style:apply-style-name="N8166P2"/>
    </number:text-style>
    <number:number-style style:name="N8170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70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70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70" number:language="th" number:country="TH">
      <number:text-content/>
      <number:text> </number:text>
      <style:map style:condition="value()&gt;0" style:apply-style-name="N8170P0"/>
      <style:map style:condition="value()&lt;0" style:apply-style-name="N8170P1"/>
      <style:map style:condition="value()=0" style:apply-style-name="N8170P2"/>
    </number:text-style>
    <number:time-style style:name="N8171" number:language="th" number:country="TH">
      <number:minutes number:style="long"/>
      <number:text>:</number:text>
      <number:seconds number:style="long"/>
    </number:time-style>
    <number:time-style style:name="N8172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73" number:language="th" number:country="TH">
      <number:minutes number:style="long"/>
      <number:text>:</number:text>
      <number:seconds number:style="long" number:decimal-places="1"/>
    </number:time-style>
    <number:number-style style:name="N8174" number:language="th" number:country="TH">
      <number:scientific-number number:decimal-places="1" number:min-integer-digits="3" number:min-exponent-digits="1"/>
    </number:number-style>
    <number:number-style style:name="N8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76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76P0"/>
    </number:number-style>
    <number:number-style style:name="N8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77P0"/>
    </number:number-style>
    <number:number-style style:name="N817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79P0"/>
    </number:number-style>
    <number:number-style style:name="N818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8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80P0"/>
    </number:number-style>
    <number:number-style style:name="N8181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82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8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84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85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86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8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8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9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90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91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9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1">11/03/2024</text:date>, <text:time>09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11T09:42:33.81</dc:date>
    <meta:generator>OpenOffice/4.1.14$Win32 OpenOffice.org_project/4114m1$Build-9811</meta:generator>
    <meta:editing-duration>PT20M33S</meta:editing-duration>
    <meta:editing-cycles>3</meta:editing-cycles>
    <meta:document-statistic meta:table-count="1" meta:cell-count="120" meta:object-count="0"/>
  </office:meta>
</office:document-meta>
</file>